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2.833cm"/>
    </style:style>
    <style:style style:name="Таблица1.D" style:family="table-column">
      <style:table-column-properties style:column-width="2.835cm"/>
    </style:style>
    <style:style style:name="Таблица1.F" style:family="table-column">
      <style:table-column-properties style:column-width="2.94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833cm" style:rel-column-width="1092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64ed" officeooo:paragraph-rsid="000864ed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864ed" officeooo:paragraph-rsid="000864ed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1eb37" officeooo:paragraph-rsid="0011eb37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officeooo:rsid="000a4e74" officeooo:paragraph-rsid="000a4e74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rsid="000864ed" officeooo:paragraph-rsid="000864e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rsid="00097b62" officeooo:paragraph-rsid="00097b62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rsid="000b7e22" officeooo:paragraph-rsid="000b7e22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rsid="000cb5f2" officeooo:paragraph-rsid="000cb5f2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rsid="000e7e8f" officeooo:paragraph-rsid="000e7e8f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rsid="000fe36b" officeooo:paragraph-rsid="000fe36b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010cbf2" officeooo:paragraph-rsid="0010cbf2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rsid="0011eb37" officeooo:paragraph-rsid="0011eb37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rsid="00130593" officeooo:paragraph-rsid="00130593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rsid="0013c5b2" officeooo:paragraph-rsid="0013c5b2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officeooo:rsid="001522b5" officeooo:paragraph-rsid="001522b5"/>
    </style:style>
    <style:style style:name="P18" style:family="paragraph" style:parent-style-name="Table_20_Contents">
      <style:paragraph-properties fo:text-align="start" style:justify-single-word="false"/>
      <style:text-properties officeooo:paragraph-rsid="000a4e74"/>
    </style:style>
    <style:style style:name="T1" style:family="text">
      <style:text-properties style:font-name="Times New Roman" officeooo:rsid="000a4e74"/>
    </style:style>
    <style:style style:name="T2" style:family="text">
      <style:text-properties officeooo:rsid="000a4e74"/>
    </style:style>
    <style:style style:name="T3" style:family="text">
      <style:text-properties officeooo:rsid="0016bb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Б</text:p>
      <text:p text:style-name="P1">Обзор источников</text:p>
      <text:p text:style-name="P1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/>
        <table:table-column table:style-name="Таблица1.F"/>
        <table:table-row>
          <table:table-cell table:style-name="Таблица1.A1" office:value-type="string">
            <text:p text:style-name="P5">Название работы</text:p>
          </table:table-cell>
          <table:table-cell table:style-name="Таблица1.A1" office:value-type="string">
            <text:p text:style-name="P5">Авторы, год публикации</text:p>
          </table:table-cell>
          <table:table-cell table:style-name="Таблица1.A1" office:value-type="string">
            <text:p text:style-name="P5">Методы, использованные в работе</text:p>
          </table:table-cell>
          <table:table-cell table:style-name="Таблица1.A1" office:value-type="string">
            <text:p text:style-name="P5">Описание данных</text:p>
          </table:table-cell>
          <table:table-cell table:style-name="Таблица1.A1" office:value-type="string">
            <text:p text:style-name="P5">Достигнутая точность классификации</text:p>
          </table:table-cell>
          <table:table-cell table:style-name="Таблица1.F1" office:value-type="string">
            <text:p text:style-name="P5">Язык программи-рования</text:p>
          </table:table-cell>
        </table:table-row>
        <table:table-row>
          <table:table-cell table:style-name="Таблица1.A2" office:value-type="string">
            <text:p text:style-name="P6">Using classification techniques to determine source code authorship</text:p>
          </table:table-cell>
          <table:table-cell table:style-name="Таблица1.A2" office:value-type="string">
            <text:p text:style-name="P4">B. Pellin, 2008</text:p>
          </table:table-cell>
          <table:table-cell table:style-name="Таблица1.A2" office:value-type="string">
            <text:p text:style-name="P4">АСТ, SVM</text:p>
          </table:table-cell>
          <table:table-cell table:style-name="Таблица1.A2" office:value-type="string">
            <text:p text:style-name="P4">4 схожие программы, 2 автора</text:p>
          </table:table-cell>
          <table:table-cell table:style-name="Таблица1.A2" office:value-type="string">
            <text:p text:style-name="P4">67 — 88 %</text:p>
          </table:table-cell>
          <table:table-cell table:style-name="Таблица1.F2" office:value-type="string">
            <text:p text:style-name="P4">Java</text:p>
          </table:table-cell>
        </table:table-row>
        <table:table-row>
          <table:table-cell table:style-name="Таблица1.A2" office:value-type="string">
            <text:p text:style-name="P4">Source code authorship attribution using n-grams</text:p>
          </table:table-cell>
          <table:table-cell table:style-name="Таблица1.A2" office:value-type="string">
            <text:p text:style-name="P4">S. Burrows, S. Tahaghoghi, 2007</text:p>
          </table:table-cell>
          <table:table-cell table:style-name="Таблица1.A2" office:value-type="string">
            <text:p text:style-name="P4">N-граммы</text:p>
          </table:table-cell>
          <table:table-cell table:style-name="Таблица1.A2" office:value-type="string">
            <text:p text:style-name="P4">Выборка из 1640 файлов исходного кода и 100 авторов</text:p>
          </table:table-cell>
          <table:table-cell table:style-name="Таблица1.A2" office:value-type="string">
            <text:p text:style-name="P4">67 %</text:p>
          </table:table-cell>
          <table:table-cell table:style-name="Таблица1.F2" office:value-type="string">
            <text:p text:style-name="P4">С</text:p>
          </table:table-cell>
        </table:table-row>
        <table:table-row>
          <table:table-cell table:style-name="Таблица1.A2" office:value-type="string">
            <text:p text:style-name="P4">A Probabilistic Approach to Source Code Authorship Identification</text:p>
          </table:table-cell>
          <table:table-cell table:style-name="Таблица1.A2" office:value-type="string">
            <text:p text:style-name="P4">J. Kothari, M. Shevertalov, E. Stehle, S. Mancoridis, 2007</text:p>
          </table:table-cell>
          <table:table-cell table:style-name="Таблица1.A2" office:value-type="string">
            <text:p text:style-name="P4">Статистичес-кий подсчет символьных метрик, составление на их основе профиля авто-ра, обучение классифика-тора (Байес, VFI)</text:p>
          </table:table-cell>
          <table:table-cell table:style-name="Таблица1.A2" office:value-type="string">
            <text:p text:style-name="P18"><text:span text:style-name="T1">1) <text:s/>12 авторов, 2110 файлов из open-source проектов; </text:span></text:p>
            <text:p text:style-name="P18"><text:span text:style-name="T1">2) 8 студен-тов, 220 файлов</text:span></text:p>
          </table:table-cell>
          <table:table-cell table:style-name="Таблица1.A2" office:value-type="string">
            <text:p text:style-name="P4">70 — 90 %</text:p>
          </table:table-cell>
          <table:table-cell table:style-name="Таблица1.F2" office:value-type="string">
            <text:p text:style-name="P8">Не указан</text:p>
          </table:table-cell>
        </table:table-row>
        <table:table-row>
          <table:table-cell table:style-name="Таблица1.A2" office:value-type="string">
            <text:p text:style-name="P9">Identifying Authorship by Byte-Level N-Grams: The Source Code Author Profile (SCAP) Method</text:p>
          </table:table-cell>
          <table:table-cell table:style-name="Таблица1.A2" office:value-type="string">
            <text:p text:style-name="P9">G. Frantzes-kou, E. Stama-tatos, S. Grit-zalis, 2007</text:p>
          </table:table-cell>
          <table:table-cell table:style-name="Таблица1.A2" office:value-type="string">
            <text:p text:style-name="P10">Составление профиля программиста на основе статистичес-ких метрик, подсчет отклонения от профиля</text:p>
          </table:table-cell>
          <table:table-cell table:style-name="Таблица1.A2" office:value-type="string">
            <text:p text:style-name="P10">Не указано</text:p>
          </table:table-cell>
          <table:table-cell table:style-name="Таблица1.A2" office:value-type="string">
            <text:p text:style-name="P11">88 % для С++, 100 % для Java</text:p>
          </table:table-cell>
          <table:table-cell table:style-name="Таблица1.F2" office:value-type="string">
            <text:p text:style-name="P11">Java, C++</text:p>
          </table:table-cell>
        </table:table-row>
        <table:table-row>
          <table:table-cell table:style-name="Таблица1.A2" office:value-type="string">
            <text:p text:style-name="P12">Application of information retrieval techniques for source code authorship attribution</text:p>
          </table:table-cell>
          <table:table-cell table:style-name="Таблица1.A2" office:value-type="string">
            <text:p text:style-name="P12">S. Burrows, A. Uitdenbogerd, T. Urpin, 2009</text:p>
          </table:table-cell>
          <table:table-cell table:style-name="Таблица1.A2" office:value-type="string">
            <text:p text:style-name="P12">N-граммы, рейтинговые схемы</text:p>
          </table:table-cell>
          <table:table-cell table:style-name="Таблица1.A2" office:value-type="string">
            <text:p text:style-name="P12">100 авторов, классифици-ровались по 10, 1579 программных файлов</text:p>
          </table:table-cell>
          <table:table-cell table:style-name="Таблица1.A2" office:value-type="string">
            <text:p text:style-name="P13">77 %</text:p>
          </table:table-cell>
          <table:table-cell table:style-name="Таблица1.F2" office:value-type="string">
            <text:p text:style-name="P13">C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3"><text:soft-page-break/>Продолжение таблицы</text:p>
      <table:table table:name="Таблица2" table:style-name="Таблица2">
        <table:table-column table:style-name="Таблица2.A" table:number-columns-repeated="6"/>
        <table:table-row>
          <table:table-cell table:style-name="Таблица2.A1" office:value-type="string">
            <text:p text:style-name="P5">Название работы</text:p>
          </table:table-cell>
          <table:table-cell table:style-name="Таблица2.A1" office:value-type="string">
            <text:p text:style-name="P5">Авторы, год публикации</text:p>
          </table:table-cell>
          <table:table-cell table:style-name="Таблица2.A1" office:value-type="string">
            <text:p text:style-name="P5">Методы, использованные в работе</text:p>
          </table:table-cell>
          <table:table-cell table:style-name="Таблица2.A1" office:value-type="string">
            <text:p text:style-name="P5">Описание данных</text:p>
          </table:table-cell>
          <table:table-cell table:style-name="Таблица2.A1" office:value-type="string">
            <text:p text:style-name="P5">Достигнутая точность классификации</text:p>
          </table:table-cell>
          <table:table-cell table:style-name="Таблица2.F1" office:value-type="string">
            <text:p text:style-name="P5">Язык программи-рования</text:p>
          </table:table-cell>
        </table:table-row>
        <table:table-row>
          <table:table-cell table:style-name="Таблица2.A2" office:value-type="string">
            <text:p text:style-name="P13">De-anonymizing Programmers via Code Stylometry</text:p>
          </table:table-cell>
          <table:table-cell table:style-name="Таблица2.A2" office:value-type="string">
            <text:p text:style-name="P13">A. Caliskan-Islam, R. Harang, A. Liu, F. Yamaguchi, 2015</text:p>
          </table:table-cell>
          <table:table-cell table:style-name="Таблица2.A2" office:value-type="string">
            <text:p text:style-name="P15">Статистический подсчет признаков, нечеткие АСТ</text:p>
          </table:table-cell>
          <table:table-cell table:style-name="Таблица2.A2" office:value-type="string">
            <text:p text:style-name="P16">250 авторов, 1600 файлов</text:p>
          </table:table-cell>
          <table:table-cell table:style-name="Таблица2.A2" office:value-type="string">
            <text:p text:style-name="P16">94 <text:span text:style-name="T2">— </text:span>98 %</text:p>
          </table:table-cell>
          <table:table-cell table:style-name="Таблица2.F2" office:value-type="string">
            <text:p text:style-name="P16">C/C++, Python</text:p>
          </table:table-cell>
        </table:table-row>
        <table:table-row>
          <table:table-cell table:style-name="Таблица2.A2" office:value-type="string">
            <text:p text:style-name="P17">Git Blame Who?: Stylistic Authorship Attribution of Small, Incomplete Source Code Fragments</text:p>
          </table:table-cell>
          <table:table-cell table:style-name="Таблица2.A2" office:value-type="string">
            <text:p text:style-name="P17">A. Caliskan-Islam, E. Dau-ber, R. Harang, R. Greenstadt, 2017</text:p>
          </table:table-cell>
          <table:table-cell table:style-name="Таблица2.A2" office:value-type="string">
            <text:p text:style-name="P17">Калибровоч-ные кривые, нечеткие АСТ, классифика-тор Random Forest</text:p>
          </table:table-cell>
          <table:table-cell table:style-name="Таблица2.A2" office:value-type="string">
            <text:p text:style-name="P17">Некомпили-руемые неполные образцы кода с ресурса GitHub</text:p>
          </table:table-cell>
          <table:table-cell table:style-name="Таблица2.A2" office:value-type="string">
            <text:p text:style-name="P17">70 <text:span text:style-name="T2">—</text:span> 100 %</text:p>
          </table:table-cell>
          <table:table-cell table:style-name="Таблица2.F2" office:value-type="string">
            <text:p text:style-name="P17">C/C++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2:15:01.542772735</meta:creation-date>
    <dc:date>2017-05-11T02:33:47.098584376</dc:date>
    <meta:editing-duration>PT17M9S</meta:editing-duration>
    <meta:editing-cycles>13</meta:editing-cycles>
    <meta:generator>LibreOffice/5.2.2.2$Linux_X86_64 LibreOffice_project/20m0$Build-2</meta:generator>
    <meta:document-statistic meta:table-count="2" meta:image-count="0" meta:object-count="0" meta:page-count="2" meta:paragraph-count="58" meta:word-count="273" meta:character-count="1932" meta:non-whitespace-character-count="1711"/>
  </office:meta>
</office:document-meta>
</file>